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0cf98c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6" style:family="paragraph" style:parent-style-name="Preformatted_20_Text">
      <style:paragraph-properties fo:margin-top="0in" fo:margin-bottom="0in" loext:contextual-spacing="false" fo:orphans="2" fo:widows="2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c7445" officeooo:paragraph-rsid="001593c2" fo:background-color="transparent" style:font-weight-asian="bold" style:font-weight-complex="bold"/>
    </style:style>
    <style:style style:name="P8" style:family="paragraph" style:parent-style-name="Text_20_body">
      <style:text-properties officeooo:paragraph-rsid="0015caad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0235d" style:font-weight-asian="bold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27a3f" style:font-weight-asian="bold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0235d" officeooo:paragraph-rsid="00127a3f" fo:background-color="#fff200" style:font-weight-asian="bold" style:font-weight-complex="bol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27a3f" fo:background-color="#fff200" style:font-weight-asian="bold" style:font-weight-complex="bold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0cf98c" fo:background-color="#fff200" style:font-weight-asian="bold" style:font-weight-complex="bol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3f284" fo:background-color="#fff200" style:font-weight-asian="bold" style:font-weight-complex="bol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0cf98c" officeooo:paragraph-rsid="001593c2" fo:background-color="#fff200" style:font-weight-asian="bold" style:font-weight-complex="bold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3f284" officeooo:paragraph-rsid="0013f284" fo:background-color="#fff200" style:font-weight-asian="bold" style:font-weight-complex="bold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593c2" officeooo:paragraph-rsid="001593c2" fo:background-color="#fff200" style:font-weight-asian="bold" style:font-weight-complex="bold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0235d" officeooo:paragraph-rsid="0013f284" fo:background-color="transparent" style:font-weight-asian="bold" style:font-weight-complex="bold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paragraph-rsid="00127a3f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paragraph-rsid="0013f284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cf98c" officeooo:paragraph-rsid="0010235d" style:font-weight-asian="bold" style:font-weight-complex="bold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 officeooo:rsid="000cf98c" officeooo:paragraph-rsid="00127a3f" style:font-weight-asian="bold" style:font-weight-complex="bold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letter-spacing="normal" officeooo:paragraph-rsid="0010235d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27a3f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3f284"/>
    </style:style>
    <style:style style:name="P2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fo:font-size="10.5pt" fo:letter-spacing="normal" fo:font-style="normal" fo:font-weight="bold" officeooo:rsid="001c7445" officeooo:paragraph-rsid="0015caad" fo:background-color="transparent" style:font-weight-asian="bold" style:font-weight-complex="bold"/>
    </style:style>
    <style:style style:name="P29" style:family="paragraph" style:parent-style-name="Preformatted_20_Text">
      <style:text-properties officeooo:paragraph-rsid="001593c2"/>
    </style:style>
    <style:style style:name="P30" style:family="paragraph" style:parent-style-name="Preformatted_20_Text">
      <style:text-properties officeooo:paragraph-rsid="0015caad"/>
    </style:style>
    <style:style style:name="P31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12121" fo:font-size="10.5pt" fo:letter-spacing="normal" fo:font-style="normal" fo:font-weight="normal" officeooo:paragraph-rsid="0013f284"/>
    </style:style>
    <style:style style:name="P32" style:family="paragraph" style:parent-style-name="Preformatted_20_Text">
      <style:paragraph-properties fo:margin-top="0in" fo:margin-bottom="0.1965in" loext:contextual-spacing="false"/>
      <style:text-properties officeooo:paragraph-rsid="001593c2"/>
    </style:style>
    <style:style style:name="P33" style:family="paragraph" style:parent-style-name="Preformatted_20_Text">
      <style:paragraph-properties fo:margin-top="0in" fo:margin-bottom="0.1965in" loext:contextual-spacing="false"/>
      <style:text-properties officeooo:paragraph-rsid="0015caad"/>
    </style:style>
    <style:style style:name="P3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3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 officeooo:paragraph-rsid="00127a3f"/>
    </style:style>
    <style:style style:name="P3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 officeooo:paragraph-rsid="0013f284"/>
    </style:style>
    <style:style style:name="P3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3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 officeooo:paragraph-rsid="00127a3f"/>
    </style:style>
    <style:style style:name="P39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 officeooo:paragraph-rsid="0013f284"/>
    </style:style>
    <style:style style:name="P40" style:family="paragraph" style:parent-style-name="Preformatted_20_Text">
      <style:paragraph-properties fo:margin-top="0in" fo:margin-bottom="0in" loext:contextual-spacing="false" fo:orphans="2" fo:widows="2"/>
    </style:style>
    <style:style style:name="P41" style:family="paragraph" style:parent-style-name="Preformatted_20_Text">
      <style:paragraph-properties fo:margin-top="0in" fo:margin-bottom="0in" loext:contextual-spacing="false" fo:orphans="2" fo:widows="2"/>
      <style:text-properties officeooo:paragraph-rsid="00127a3f"/>
    </style:style>
    <style:style style:name="P42" style:family="paragraph" style:parent-style-name="Preformatted_20_Text">
      <style:paragraph-properties fo:margin-top="0in" fo:margin-bottom="0in" loext:contextual-spacing="false" fo:orphans="2" fo:widows="2"/>
      <style:text-properties officeooo:paragraph-rsid="0013f284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size="10.5pt" fo:font-style="normal"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593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ert</text:p>
      <text:p text:style-name="P14">Pointwise 50</text:p>
      <text:p text:style-name="P14">Batch size 32</text:p>
      <text:p text:style-name="P14">Max len 256</text:p>
      <text:p text:style-name="P14">lr 3e-6</text:p>
      <text:p text:style-name="P11"/>
      <text:p text:style-name="P31">100%|██████████| 8869/8869 [1:52:05&lt;00:00, <text:s/>1.32it/s]</text:p>
      <text:p text:style-name="P36">100%|██████████| 986/986 [03:58&lt;00:00, <text:s/>4.13it/s]</text:p>
      <text:p text:style-name="P39"><text:s text:c="2"/><text:span text:style-name="T1">0%| <text:s text:c="9"/>| 0/8869 [00:00&lt;?, ?it/s]</text:span></text:p>
      <text:p text:style-name="P27"/>
      <text:p text:style-name="P39"><text:s/><text:span text:style-name="T1">Epoch 1:</text:span></text:p>
      <text:p text:style-name="P39"><text:s text:c="9"/><text:span text:style-name="T1">Train Loss: 0.15 | Train Accuracy: 92.9%</text:span></text:p>
      <text:p text:style-name="P39"><text:s text:c="9"/><text:span text:style-name="T1">Validation Loss: 0.087 | Validation Accuracy: 97.92%</text:span></text:p>
      <text:p text:style-name="P42"/>
      <text:p text:style-name="P21">100%|██████████| 8869/8869 [1:52:13&lt;00:00, <text:s/>1.32it/s]</text:p>
      <text:p text:style-name="P36">100%|██████████| 986/986 [03:58&lt;00:00, <text:s/>4.13it/s]</text:p>
      <text:p text:style-name="P39"><text:s text:c="2"/><text:span text:style-name="T1">0%| <text:s text:c="9"/>| 0/8869 [00:00&lt;?, ?it/s]</text:span></text:p>
      <text:p text:style-name="P27"/>
      <text:p text:style-name="P39"><text:s/><text:span text:style-name="T1">Epoch 2:</text:span></text:p>
      <text:p text:style-name="P39"><text:s text:c="9"/><text:span text:style-name="T1">Train Loss: 0.072 | Train Accuracy: 98.11%</text:span></text:p>
      <text:p text:style-name="P39"><text:s text:c="9"/><text:span text:style-name="T1">Validation Loss: 0.078 | Validation Accuracy: </text:span><text:span text:style-name="T2">98.08%</text:span></text:p>
      <text:p text:style-name="P42"/>
      <text:p text:style-name="P21">100%|██████████| 8869/8869 [1:52:10&lt;00:00, <text:s/>1.32it/s]</text:p>
      <text:p text:style-name="P36">100%|██████████| 986/986 [03:58&lt;00:00, <text:s/>4.13it/s]</text:p>
      <text:p text:style-name="P27"/>
      <text:p text:style-name="P39"><text:s/><text:span text:style-name="T1">Epoch 3:</text:span></text:p>
      <text:p text:style-name="P39"><text:s text:c="9"/><text:span text:style-name="T1">Train Loss: 0.06 | Train Accuracy: 98.4%</text:span></text:p>
      <text:p text:style-name="P18"><text:s text:c="9"/><text:span text:style-name="T3">Validation Loss: 0.083 | Validation Accuracy: 98.07%</text:span></text:p>
      <text:p text:style-name="P18"><text:span text:style-name="T3"/></text:p>
      <text:p text:style-name="P17">Bert</text:p>
      <text:p text:style-name="P15">P<text:span text:style-name="T5">airwise</text:span> 50</text:p>
      <text:p text:style-name="P15">Batch size 32</text:p>
      <text:p text:style-name="P15">Max len 256</text:p>
      <text:p text:style-name="P15">lr 3e-6</text:p>
      <text:p text:style-name="P17">Margin 0.5</text:p>
      <text:p text:style-name="P7"><text:span text:style-name="T3"/></text:p>
      <text:p text:style-name="P8">100%|██████████| 8683/8683 [1:46:54&lt;00:00, <text:s/>1.35it/s]</text:p>
      <text:p text:style-name="P8">100%|██████████| 965/965 [03:48&lt;00:00, <text:s/>4.23it/s]</text:p>
      <text:p text:style-name="P30"/>
      <text:p text:style-name="P30"><text:s/>Epoch 1:</text:p>
      <text:p text:style-name="P30"><text:s text:c="9"/>Train Loss: 1.113 | Train Accuracy: 61.68%</text:p>
      <text:p text:style-name="P30"><text:s text:c="9"/>Validation Loss: 0.976 | Validation Accuracy: 69.76%</text:p>
      <text:p text:style-name="P33"/>
      <text:p text:style-name="P30">100%|██████████| 8683/8683 [1:46:57&lt;00:00, <text:s/>1.35it/s]</text:p>
      <text:p text:style-name="P30">100%|██████████| 965/965 [03:48&lt;00:00, <text:s/>4.23it/s]</text:p>
      <text:p text:style-name="P33"><text:s text:c="2"/>0%| <text:s text:c="9"/>| 0/8683 [00:00&lt;?, ?it/s]</text:p>
      <text:p text:style-name="P30"/>
      <text:p text:style-name="P30"><text:s/>Epoch 2:</text:p>
      <text:p text:style-name="P30"><text:s text:c="9"/>Train Loss: 0.882 | Train Accuracy: 73.86%</text:p>
      <text:p text:style-name="P28"><text:s text:c="9"/><text:span text:style-name="T4">Validation Loss: 0.882 | Validation Accuracy: 73.8%</text:span></text:p>
      <text:p text:style-name="P28"><text:span text:style-name="T4"/></text:p>
      <text:p text:style-name="P11"/>
      <text:p text:style-name="P11">FinBert</text:p>
      <text:p text:style-name="P12">Pointwise 50</text:p>
      <text:p text:style-name="P12">Batch size 32</text:p>
      <text:p text:style-name="P12">Max len 256</text:p>
      <text:p text:style-name="P12"><text:soft-page-break/>lr 3e-6</text:p>
      <text:p text:style-name="P10"/>
      <text:p text:style-name="P23">100%|██████████| 8869/8869 [1:52:07&lt;00:00, <text:s/>1.32it/s]</text:p>
      <text:p text:style-name="P35">100%|██████████| 986/986 [04:00&lt;00:00, <text:s/>4.10it/s]</text:p>
      <text:p text:style-name="P38"><text:s text:c="2"/><text:span text:style-name="T1">0%| <text:s text:c="9"/>| 0/8869 [00:00&lt;?, ?it/s]</text:span></text:p>
      <text:p text:style-name="P26"/>
      <text:p text:style-name="P38"><text:s/><text:span text:style-name="T1">Epoch 1:</text:span></text:p>
      <text:p text:style-name="P38"><text:s text:c="9"/><text:span text:style-name="T1">Train Loss: 0.135 | Train Accuracy: 96.04%</text:span></text:p>
      <text:p text:style-name="P38"><text:s text:c="9"/><text:span text:style-name="T1">Validation Loss: 0.087 | Validation Accuracy: 97.92%</text:span></text:p>
      <text:p text:style-name="P41"/>
      <text:p text:style-name="P20">100%|██████████| 8869/8869 [1:52:10&lt;00:00, <text:s/>1.32it/s]</text:p>
      <text:p text:style-name="P35">100%|██████████| 986/986 [04:00&lt;00:00, <text:s/>4.10it/s]</text:p>
      <text:p text:style-name="P38"><text:s text:c="2"/><text:span text:style-name="T1">0%| <text:s text:c="9"/>| 0/8869 [00:00&lt;?, ?it/s]</text:span></text:p>
      <text:p text:style-name="P26"/>
      <text:p text:style-name="P38"><text:s/><text:span text:style-name="T1">Epoch 2:</text:span></text:p>
      <text:p text:style-name="P38"><text:s text:c="9"/><text:span text:style-name="T1">Train Loss: 0.072 | Train Accuracy: 98.09%</text:span></text:p>
      <text:p text:style-name="P38"><text:s text:c="9"/><text:span text:style-name="T1">Validation Loss: 0.076 | Validation Accuracy: 98.07%</text:span></text:p>
      <text:p text:style-name="P41"/>
      <text:p text:style-name="P20">100%|██████████| 8869/8869 [1:52:09&lt;00:00, <text:s/>1.32it/s]</text:p>
      <text:p text:style-name="P35">100%|██████████| 986/986 [04:00&lt;00:00, <text:s/>4.11it/s]</text:p>
      <text:p text:style-name="P38"><text:s text:c="2"/><text:span text:style-name="T1">0%| <text:s text:c="9"/>| 0/8869 [00:00&lt;?, ?it/s]</text:span></text:p>
      <text:p text:style-name="P26"/>
      <text:p text:style-name="P38"><text:s/><text:span text:style-name="T1">Epoch 3:</text:span></text:p>
      <text:p text:style-name="P38"><text:s text:c="9"/><text:span text:style-name="T1">Train Loss: 0.061 | Train Accuracy: 98.39%</text:span></text:p>
      <text:p text:style-name="P38"><text:s text:c="9"/><text:span text:style-name="T1">Validation Loss: 0.089 | Validation Accuracy: </text:span><text:span text:style-name="T2">98.11%</text:span></text:p>
      <text:p text:style-name="P41"/>
      <text:p text:style-name="P20">100%|██████████| 8869/8869 [1:52:09&lt;00:00, <text:s/>1.32it/s]</text:p>
      <text:p text:style-name="P35">100%|██████████| 986/986 [04:00&lt;00:00, <text:s/>4.11it/s]</text:p>
      <text:p text:style-name="P38"><text:s text:c="2"/><text:span text:style-name="T1">0%| <text:s text:c="9"/>| 0/8869 [00:00&lt;?, ?it/s]</text:span></text:p>
      <text:p text:style-name="P26"/>
      <text:p text:style-name="P38"><text:s/><text:span text:style-name="T1">Epoch 4:</text:span></text:p>
      <text:p text:style-name="P38"><text:s text:c="9"/><text:span text:style-name="T1">Train Loss: 0.052 | Train Accuracy: 98.63%</text:span></text:p>
      <text:p text:style-name="P10"><text:s text:c="9"/><text:span text:style-name="T3">Validation Loss: 0.094 | Validation Accuracy: 98.1%</text:span></text:p>
      <text:p text:style-name="P10"><text:span text:style-name="T3"/></text:p>
      <text:p text:style-name="P13">LM</text:p>
      <text:p text:style-name="P13">Pointwise 50</text:p>
      <text:p text:style-name="P13">Batch size 32</text:p>
      <text:p text:style-name="P13">Max len 256</text:p>
      <text:p text:style-name="P13">lr 3e-6</text:p>
      <text:p text:style-name="P2"/>
      <text:p text:style-name="P1"/>
      <text:p text:style-name="P1">100%|██████████| 8869/8869 [1:55:30&lt;00:00, <text:s/>1.28it/s]</text:p>
      <text:p text:style-name="P4">100%|██████████| 986/986 [04:00&lt;00:00, <text:s/>4.11it/s]</text:p>
      <text:p text:style-name="P5"><text:s text:c="2"/><text:span text:style-name="T1">0%| <text:s text:c="9"/>| 0/8869 [00:00&lt;?, ?it/s]</text:span></text:p>
      <text:p text:style-name="P3"/>
      <text:p text:style-name="P5"><text:s/><text:span text:style-name="T1">Epoch 1:</text:span></text:p>
      <text:p text:style-name="P5"><text:s text:c="9"/><text:span text:style-name="T1">Train Loss: 0.145 | Train Accuracy: 93.24%</text:span></text:p>
      <text:p text:style-name="P5"><text:s text:c="9"/><text:span text:style-name="T1">Validation Loss: 0.085 | Validation Accuracy: 97.95%</text:span></text:p>
      <text:p text:style-name="P6"/>
      <text:p text:style-name="P1">100%|██████████| 8869/8869 [1:55:34&lt;00:00, <text:s/>1.28it/s]</text:p>
      <text:p text:style-name="P4">100%|██████████| 986/986 [03:59&lt;00:00, <text:s/>4.11it/s]</text:p>
      <text:p text:style-name="P5"><text:s text:c="2"/><text:span text:style-name="T1">0%| <text:s text:c="9"/>| 0/8869 [00:00&lt;?, ?it/s]</text:span></text:p>
      <text:p text:style-name="P3"/>
      <text:p text:style-name="P5"><text:s/><text:span text:style-name="T1">Epoch 2:</text:span></text:p>
      <text:p text:style-name="P5"><text:s text:c="9"/><text:span text:style-name="T1">Train Loss: 0.071 | Train Accuracy: 98.13%</text:span></text:p>
      <text:p text:style-name="P5"><text:s text:c="9"/><text:span text:style-name="T1">Validation Loss: 0.077 | Validation Accuracy: </text:span><text:span text:style-name="T2">98.1%</text:span></text:p>
      <text:p text:style-name="P6"/>
      <text:p text:style-name="P1">100%|██████████| 8869/8869 [1:55:37&lt;00:00, <text:s/>1.28it/s]</text:p>
      <text:p text:style-name="P4">100%|██████████| 986/986 [03:59&lt;00:00, <text:s/>4.11it/s]</text:p>
      <text:p text:style-name="P3"/>
      <text:p text:style-name="P5"><text:s/><text:span text:style-name="T1">Epoch 3:</text:span></text:p>
      <text:p text:style-name="P5"><text:soft-page-break/><text:s text:c="9"/><text:span text:style-name="T1">Train Loss: 0.059 | Train Accuracy: 98.43%</text:span></text:p>
      <text:p text:style-name="P5"><text:s text:c="9"/><text:span text:style-name="T1">Validation Loss: 0.083 | Validation Accuracy: 98.06%</text:span></text:p>
      <text:p text:style-name="Standard"/>
      <text:p text:style-name="P24"><text:span text:style-name="T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1:12:39.133755139</meta:creation-date>
    <dc:date>2020-03-28T18:57:10.922068110</dc:date>
    <meta:editing-duration>PT23M2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90" meta:word-count="379" meta:character-count="3227" meta:non-whitespace-character-count="2587"/>
  </office:meta>
</office:document-meta>
</file>